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50806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0f2984"/>
    </style:style>
    <style:style style:name="P6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padding="0in" fo:border="none" style:join-border="false"/>
      <style:text-properties fo:font-weight="normal" officeooo:rsid="00142538" officeooo:paragraph-rsid="00150806" style:font-weight-asian="normal" style:font-weight-complex="normal"/>
    </style:style>
    <style:style style:name="P8" style:family="paragraph" style:parent-style-name="Standard">
      <style:paragraph-properties fo:text-align="start" style:justify-single-word="false" fo:padding="0in" fo:border="none" style:join-border="false"/>
      <style:text-properties fo:font-weight="normal" officeooo:rsid="001245bf" style:font-weight-asian="normal" style:font-weight-complex="normal"/>
    </style:style>
    <style:style style:name="P9" style:family="paragraph" style:parent-style-name="Standard">
      <style:paragraph-properties fo:text-align="start" style:justify-single-word="false" fo:padding="0in" fo:border="none" style:join-border="false"/>
      <style:text-properties fo:font-weight="bold" officeooo:rsid="000eb00e" officeooo:paragraph-rsid="001122c2" style:font-weight-asian="bold" style:font-weight-complex="bold"/>
    </style:style>
    <style:style style:name="P10" style:family="paragraph" style:parent-style-name="Standard">
      <style:paragraph-properties fo:text-align="center" style:justify-single-word="false" fo:padding="0in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 style:parent-style-name="Table_20_Contents">
      <style:text-properties officeooo:paragraph-rsid="00150806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paragraph-properties fo:text-align="center" style:justify-single-word="false" fo:padding="0in" fo:border="none" style:join-border="false"/>
      <style:text-properties officeooo:paragraph-rsid="0016c024"/>
    </style:style>
    <style:style style:name="P14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size="15pt" officeooo:rsid="000f86f5" style:font-size-asian="15pt" style:font-size-complex="15pt"/>
    </style:style>
    <style:style style:name="T2" style:family="text">
      <style:text-properties fo:font-size="15pt" fo:font-weight="normal" officeooo:rsid="001d8b89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7c725" style:font-size-asian="15pt" style:font-weight-asian="normal" style:font-size-complex="15pt" style:font-weight-complex="normal"/>
    </style:style>
    <style:style style:name="T4" style:family="text">
      <style:text-properties fo:text-transform="uppercase" fo:color="#8b1d59" style:font-name="Verdana" fo:font-size="9pt" fo:font-style="normal" fo:font-weight="bold"/>
    </style:style>
    <style:style style:name="T5" style:family="text">
      <style:text-properties officeooo:rsid="0017c725"/>
    </style:style>
    <style:style style:name="T6" style:family="text">
      <style:text-properties style:text-position="super 58%" fo:font-size="15pt" fo:font-weight="normal" officeooo:rsid="0017c725" style:font-size-asian="15pt" style:font-weight-asian="normal" style:font-size-complex="15pt" style:font-weight-complex="normal"/>
    </style:style>
    <style:style style:name="T7" style:family="text">
      <style:text-properties style:text-position="0% 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23-02-08T16:18:08.509804895">08/02/23</text:date></text:p>
      <text:p text:style-name="P1"/>
      <text:h text:style-name="P14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0"><text:text-input text:description="&lt;only_time()&gt;">&lt;only_time()&gt;</text:text-input></text:p>
      <text:p text:style-name="P13"><text:span text:style-name="T2">Cabinet </text:span><text:span text:style-name="T3">Galerie Port Plaisance<text:line-break/>1</text:span><text:span text:style-name="T6">er</text:span><text:span text:style-name="T3"> étage à droite en sortant de l’ascenseur.</text:span></text:p>
      <text:p text:style-name="P9"/>
      <text:p text:style-name="P9"/>
      <text:p text:style-name="P9"><text:span text:style-name="T1"><text:text-input text:description="&lt;description&gt;">&lt;description&gt;</text:text-input></text:span><text:span text:style-name="T1"> : </text:span><text:span text:style-name="T1"><text:text-input text:description="&lt;price&gt;">&lt;price&gt;</text:text-input></text:span><text:span text:style-name="T1"><text:s/>XPF</text:span></text:p>
      <text:p text:style-name="P4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8"><text:text-input text:description="&lt;if test=&quot;dilatation&quot;&gt;">&lt;if test="dilatation"&gt;</text:text-input></text:p>
      <text:p text:style-name="P3">Si vous devez être dilaté pour un examen de la rétine, des gouttes seront instilées dans vos 2 yeux dans la plupart des cas. Pensez à venir accompagné et à ne pas devoir conduire jusqu'à complète récupération visuelle.</text:p>
      <table:table table:name="Table2" table:style-name="Table2">
        <table:table-column table:style-name="Table2.A"/>
        <table:table-row table:style-name="TableLine94249664860368">
          <table:table-cell table:style-name="Table2.A1" office:value-type="string">
            <text:p text:style-name="P11">L'instillation de ce collyre peut entraîner des troubles de la vue et la conduite automobile est à déconseiller après son instillation pendant une durée d'au moins 4 heures surtout lorsque les deux yeux ont été traités.</text:p>
          </table:table-cell>
        </table:table-row>
        <table:table-row table:style-name="TableLine94249661321648">
          <table:table-cell table:style-name="Table2.A1" office:value-type="string">
            <text:p text:style-name="P11"><text:span text:style-name="T4">RÉFÉRENCE(S) OFFICIELLE(S):    </text:span>Rectificatif AMM française 28/03/2011</text:p>
          </table:table-cell>
        </table:table-row>
      </table:table>
      <text:p text:style-name="P3">L'instillation de ce médicament entraîne une mydriase génante pendant quelques heures. En conséquence, après instillation, la conduite de véhicules et/ou l'utilisation de machines sont à déconseiller, pendant toute la durée des troubles visuels.</text:p>
      <text:p text:style-name="P7">RÉFÉRENCE(S) OFFICIELLE(S): <text:s text:c="3"/>Rectificatif AMM française 09/02/2012</text:p>
      <text:p text:style-name="P6"><text:text-input text:description="&lt;/if&gt;">&lt;/if&gt;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866in" fo:margin-bottom="0.2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3-02-08T16:18:08.489376664</dc:date>
    <meta:editing-duration>P1DT9H35M26S</meta:editing-duration>
    <meta:editing-cycles>199</meta:editing-cycles>
    <meta:document-statistic meta:table-count="1" meta:image-count="0" meta:object-count="0" meta:page-count="1" meta:paragraph-count="16" meta:word-count="185" meta:character-count="1173" meta:non-whitespace-character-count="1020"/>
  </office:meta>
</office:document-meta>
</file>